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24-01-30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23-01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22-01-19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20-01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19-01-10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18-01-17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17-01-05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16-01-12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1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1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13-08-06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10</text:p>
          </table:table-cell>
          <table:table-cell office:value-type="string" calcext:value-type="string">
            <text:p>OGLA-024</text:p>
          </table:table-cell>
          <table:table-cell office:value-type="string" calcext:value-type="string">
            <text:p>201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